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4cm" svg:height="1.4cm" svg:x="3.901cm" svg:y="5.60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cm" svg:height="1.4cm" svg:x="3.901cm" svg:y="5.60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cm" svg:height="1.4cm" svg:x="15.739cm" svg:y="11.09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cm" svg:height="1.4cm" svg:x="10.401cm" svg:y="21.301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4cm" svg:height="1.4cm" svg:x="3.901cm" svg:y="21.20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cm" svg:height="1.4cm" svg:x="15.501cm" svg:y="5.5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cm" svg:height="1.4cm" svg:x="10.501cm" svg:y="16.701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cm" svg:height="1.4cm" svg:x="10.301cm" svg:y="11.30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cm" svg:height="1.4cm" svg:x="3.801cm" svg:y="16.40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4cm" svg:height="1.4cm" svg:x="3.901cm" svg:y="11.10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cm" svg:height="1.4cm" svg:x="10.101cm" svg:y="5.501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106cm" svg:y1="6.796cm" svg:x2="5.096cm" svg:y2="11.306cm" draw:start-shape="id1" draw:start-glue-point="7" draw:end-shape="id2" draw:end-glue-point="11" svg:d="m4106 6796c0 3384 990 1129 990 4510">
          <text:p text:style-name="P1">4</text:p>
        </draw:connector>
        <draw:connector draw:style-name="gr2" draw:text-style-name="P1" draw:layer="layout" draw:type="curve" svg:x1="5.301cm" svg:y1="6.301cm" svg:x2="10.506cm" svg:y2="11.506cm" draw:start-shape="id1" draw:start-glue-point="10" draw:end-shape="id3" draw:end-glue-point="5" svg:d="m5301 6301c3751 0 1149 5205 5205 5205">
          <text:p text:style-name="P1">10</text:p>
        </draw:connector>
        <draw:connector draw:style-name="gr2" draw:text-style-name="P1" draw:layer="layout" draw:type="curve" svg:x1="5.096cm" svg:y1="5.806cm" svg:x2="10.306cm" svg:y2="6.696cm" draw:start-shape="id1" draw:start-glue-point="11" draw:end-shape="id4" draw:end-glue-point="7" svg:d="m5096 5806c3909 0 1304 890 5210 890">
          <text:p text:style-name="P1">3</text:p>
        </draw:connector>
        <draw:connector draw:style-name="gr2" draw:text-style-name="P1" draw:layer="layout" draw:type="curve" svg:x1="11.501cm" svg:y1="6.201cm" svg:x2="11.496cm" svg:y2="11.506cm" draw:start-shape="id4" draw:start-glue-point="10" draw:end-shape="id3" draw:end-glue-point="11" svg:d="m11501 6201c1053 0 1055 5305-5 5305">
          <text:p text:style-name="P1">8</text:p>
        </draw:connector>
        <draw:connector draw:style-name="gr2" draw:text-style-name="P1" draw:layer="layout" draw:type="curve" svg:x1="11.296cm" svg:y1="5.706cm" svg:x2="15.501cm" svg:y2="6.201cm" draw:start-shape="id4" draw:start-glue-point="11" draw:end-shape="id5" draw:end-glue-point="6" svg:d="m11296 5706c3309 0 1207 495 4205 495">
          <text:p text:style-name="P1">2</text:p>
        </draw:connector>
        <draw:connector draw:style-name="gr3" draw:text-style-name="P1" draw:layer="layout" draw:type="curve" svg:x1="16.201cm" svg:y1="6.901cm" svg:x2="16.439cm" svg:y2="11.095cm" draw:start-shape="id5" draw:start-glue-point="8" draw:end-shape="id6" draw:end-glue-point="4" svg:d="m16201 6901c0 3147 238 1050 238 4194">
          <text:p/>
        </draw:connector>
        <draw:connector draw:style-name="gr2" draw:text-style-name="P1" draw:layer="layout" draw:type="curve" svg:x1="15.944cm" svg:y1="12.29cm" svg:x2="12.082cm" svg:y2="12.532cm" draw:start-shape="id6" draw:start-glue-point="7" svg:d="m15944 12290c-3426 0-1495 242-3862 242">
          <text:p text:style-name="P1">2</text:p>
        </draw:connector>
        <draw:connector draw:style-name="gr2" draw:text-style-name="P1" draw:layer="layout" draw:type="curve" svg:x1="11.001cm" svg:y1="12.701cm" svg:x2="11.696cm" svg:y2="16.906cm" draw:start-shape="id3" draw:start-glue-point="8" draw:end-shape="id7" draw:end-glue-point="11" svg:d="m11001 12701c0 3001 695 899 695 4205">
          <text:p text:style-name="P1">2</text:p>
        </draw:connector>
        <draw:connector draw:style-name="gr3" draw:text-style-name="P1" draw:layer="layout" draw:type="curve" svg:x1="10.706cm" svg:y1="17.896cm" svg:x2="5.201cm" svg:y2="17.101cm" draw:start-shape="id7" draw:start-glue-point="7" draw:end-shape="id8" draw:end-glue-point="10" svg:d="m10706 17896c-4281 0-1529-795-5505-795">
          <text:p/>
        </draw:connector>
        <draw:connector draw:style-name="gr2" draw:text-style-name="P1" draw:layer="layout" draw:type="curve" svg:x1="16.439cm" svg:y1="12.495cm" svg:x2="11.596cm" svg:y2="21.506cm" draw:start-shape="id6" draw:start-glue-point="8" draw:end-shape="id9" draw:end-glue-point="11" svg:d="m16439 12495c0 6606-4843 2101-4843 9011">
          <text:p text:style-name="P1">13</text:p>
        </draw:connector>
        <draw:connector draw:style-name="gr2" draw:text-style-name="P1" draw:layer="layout" draw:type="curve" svg:x1="10.401cm" svg:y1="22.001cm" svg:x2="5.096cm" svg:y2="22.396cm" draw:start-shape="id9" draw:start-glue-point="6" draw:end-shape="id10" draw:end-glue-point="9" svg:d="m10401 22001c-3823 0-1171 395-5305 395">
          <text:p text:style-name="P1">8</text:p>
        </draw:connector>
        <draw:connector draw:style-name="gr2" draw:text-style-name="P1" draw:layer="layout" draw:type="curve" svg:x1="11.501cm" svg:y1="6.201cm" svg:x2="15.944cm" svg:y2="11.3cm" draw:start-shape="id4" draw:start-glue-point="10" draw:end-shape="id6" draw:end-glue-point="5" svg:d="m11501 6201c3180 0 959 5099 4443 5099">
          <text:p text:style-name="P1">3</text:p>
        </draw:connector>
        <draw:connector draw:style-name="gr2" draw:text-style-name="P1" draw:layer="layout" draw:type="curve" svg:x1="10.301cm" svg:y1="12.001cm" svg:x2="5.593cm" svg:y2="12.382cm" draw:start-shape="id3" draw:start-glue-point="6" svg:d="m10301 12001c-3906 0-1552 381-4708 381">
          <text:p text:style-name="P1">1</text:p>
        </draw:connector>
        <draw:connector draw:style-name="gr2" draw:text-style-name="P1" draw:layer="layout" draw:type="curve" svg:x1="4.106cm" svg:y1="12.296cm" svg:x2="4.006cm" svg:y2="16.606cm" draw:start-shape="id2" draw:start-glue-point="7" draw:end-shape="id8" draw:end-glue-point="5" svg:d="m4106 12296c0 3234-100 1079-100 4310">
          <text:p text:style-name="P1">7</text:p>
        </draw:connector>
        <draw:frame draw:style-name="gr4" draw:layer="layout" svg:width="0.853cm" svg:height="0.963cm" svg:x="16.201cm" svg:y="8.601cm">
          <draw:text-box>
            <text:p>3</text:p>
          </draw:text-box>
        </draw:frame>
        <draw:frame draw:style-name="gr4" draw:layer="layout" svg:width="1.205cm" svg:height="0.963cm" svg:x="7.901cm" svg:y="17.801cm">
          <draw:text-box>
            <text:p>19</text:p>
          </draw:text-box>
        </draw:frame>
        <draw:connector draw:style-name="gr2" draw:text-style-name="P1" draw:layer="layout" draw:type="curve" svg:x1="4.996cm" svg:y1="17.596cm" svg:x2="5.096cm" svg:y2="21.406cm" draw:start-shape="id8" draw:start-glue-point="9" draw:end-shape="id10" draw:end-glue-point="11" svg:d="m4996 17596c0 2859 100 954 100 3810">
          <text:p text:style-name="P1">2</text:p>
        </draw:connector>
        <draw:connector draw:style-name="gr2" draw:text-style-name="P1" draw:layer="layout" draw:type="curve" svg:x1="4.996cm" svg:y1="17.596cm" svg:x2="10.606cm" svg:y2="21.506cm" draw:start-shape="id8" draw:start-glue-point="9" draw:end-shape="id9" draw:end-glue-point="5" svg:d="m4996 17596c4209 0 1404 3910 5610 3910">
          <text:p text:style-name="P1">1</text:p>
        </draw:connector>
        <draw:connector draw:style-name="gr2" draw:text-style-name="P1" draw:layer="layout" draw:type="curve" svg:x1="11.696cm" svg:y1="17.896cm" svg:x2="11.101cm" svg:y2="21.301cm" draw:start-shape="id7" draw:start-glue-point="9" draw:end-shape="id9" draw:end-glue-point="4" svg:d="m11696 17896c0 2709-595 1007-595 3405">
          <text:p text:style-name="P1"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3T09:44:14.58</meta:creation-date>
    <dc:date>2015-07-23T09:46:10.46</dc:date>
    <meta:editing-duration>PT1M56S</meta:editing-duration>
    <meta:editing-cycles>1</meta:editing-cycles>
    <meta:document-statistic meta:object-count="30"/>
    <meta:generator>LibreOffice/3.4$Win32 LibreOffice_project/340m1$Build-502</meta:generator>
  </office:meta>
</office:document-meta>
</file>